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92000002EFAF8FDAAC1C5E7AB8.png" manifest:media-type="image/png"/>
  <manifest:file-entry manifest:full-path="Pictures/1000000000000289000001AD83E88AC85F153FB5.png" manifest:media-type="image/png"/>
  <manifest:file-entry manifest:full-path="Pictures/10000000000004A7000003B5AB1A68FE75047E3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acb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-1.367cm" svg:y="-0.335cm" svg:width="19.824cm" svg:height="10.439cm" draw:z-index="0"><draw:image xlink:href="Pictures/1000000000000592000002EFAF8FDAAC1C5E7AB8.png" xlink:type="simple" xlink:show="embed" xlink:actuate="onLoad" draw:mime-type="image/png"/></draw:frame></text:p>
      <text:p text:style-name="Standard"/>
      <text:p text:style-name="Standard"><draw:frame draw:style-name="fr1" draw:name="Imagen2" text:anchor-type="char" svg:width="17cm" svg:height="11.238cm" draw:z-index="2"><draw:image xlink:href="Pictures/1000000000000289000001AD83E88AC85F153FB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n3" text:anchor-type="char" svg:x="0.155cm" svg:y="-0.335cm" svg:width="17cm" svg:height="13.545cm" draw:z-index="1"><draw:image xlink:href="Pictures/10000000000004A7000003B5AB1A68FE75047E31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10:48:20.988000000</meta:creation-date>
    <dc:date>2023-12-15T10:53:08.802000000</dc:date>
    <meta:editing-duration>PT4M47S</meta:editing-duration>
    <meta:editing-cycles>2</meta:editing-cycles>
    <meta:generator>LibreOffice/7.5.3.2$Windows_X86_64 LibreOffice_project/9f56dff12ba03b9acd7730a5a481eea045e468f3</meta:generator>
    <meta:document-statistic meta:table-count="0" meta:image-count="3" meta:object-count="0" meta:page-count="3" meta:paragraph-count="0" meta:word-count="0" meta:character-count="0" meta:non-whitespace-character-count="0"/>
  </office:meta>
</office:document-meta>
</file>